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9pt" style:font-size-asian="9pt" style:font-size-complex="9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3" draw:id="id3" draw:layer="layout" svg:width="2.5cm" svg:height="0.5cm" svg:x="2.5cm" svg:y="2.5cm">
          <text:p text:style-name="P1"><text:span text:style-name="T1">Tag</text:span></text:p>
        </draw:rect>
        <draw:rect draw:style-name="gr1" draw:text-style-name="P2" draw:layer="layout" svg:width="1.25cm" svg:height="0.5cm" svg:x="3.75cm" svg:y="2cm">
          <text:p text:style-name="P1"><text:span text:style-name="T1">2</text:span></text:p>
        </draw:rect>
        <draw:rect draw:style-name="gr2" draw:text-style-name="P2" xml:id="id2" draw:id="id2" draw:layer="layout" svg:width="2.5cm" svg:height="0.5cm" svg:x="2.5cm" svg:y="3cm">
          <text:p/>
        </draw:rect>
        <draw:connector draw:style-name="gr3" draw:text-style-name="P3" draw:layer="layout" draw:type="lines" svg:x1="1.65cm" svg:y1="3.218cm" svg:x2="2.5cm" svg:y2="3.25cm" draw:start-shape="id1" draw:start-glue-point="1" draw:end-shape="id2" draw:end-glue-point="3" svg:d="m1650 3218h500l-151 32h501">
          <text:p/>
        </draw:connector>
        <draw:rect draw:style-name="gr2" draw:text-style-name="P2" draw:layer="layout" svg:width="1.25cm" svg:height="0.5cm" svg:x="2.5cm" svg:y="2cm">
          <text:p/>
        </draw:rect>
        <draw:connector draw:style-name="gr3" draw:text-style-name="P3" draw:layer="layout" draw:type="lines" svg:x1="5cm" svg:y1="2.75cm" svg:x2="8.25cm" svg:y2="2cm" draw:start-shape="id3" draw:start-glue-point="1" svg:d="m5000 2750h501l2749-750v0">
          <text:p/>
        </draw:connector>
        <draw:frame draw:style-name="gr4" xml:id="id1" draw:id="id1" draw:layer="layout" svg:width="0.75cm" svg:height="0.963cm" svg:x="0.9cm" svg:y="2.737cm">
          <draw:text-box>
            <text:p>o</text:p>
          </draw:text-box>
        </draw:frame>
        <draw:connector draw:style-name="gr3" draw:text-style-name="P3" draw:layer="layout" draw:type="lines" svg:x1="5cm" svg:y1="3.25cm" svg:x2="6.5cm" svg:y2="5.75cm" draw:start-shape="id2" draw:start-glue-point="1" draw:end-shape="id4" draw:end-glue-point="3" svg:d="m5000 3250h501l498 2500h501">
          <text:p/>
        </draw:connector>
        <draw:frame draw:style-name="gr4" draw:text-style-name="P4" draw:layer="layout" svg:width="3.25cm" svg:height="0.806cm" svg:x="8cm" svg:y="1cm">
          <draw:text-box>
            <text:p><text:span text:style-name="T2">[[[Object</text:span></text:p>
          </draw:text-box>
        </draw:frame>
        <draw:rect draw:style-name="gr2" draw:text-style-name="P2" xml:id="id5" draw:id="id5" draw:layer="layout" svg:width="2.5cm" svg:height="0.5cm" svg:x="2.5cm" svg:y="3.5cm">
          <text:p/>
        </draw:rect>
        <draw:rect draw:style-name="gr1" draw:text-style-name="P2" draw:layer="layout" svg:width="2.5cm" svg:height="0.5cm" svg:x="8.25cm" svg:y="2.25cm">
          <text:p text:style-name="P2">[[[Object</text:p>
        </draw:rect>
        <draw:rect draw:style-name="gr2" draw:text-style-name="P2" draw:layer="layout" svg:width="2.5cm" svg:height="0.5cm" svg:x="8.25cm" svg:y="1.75cm">
          <text:p/>
        </draw:rect>
        <draw:connector draw:style-name="gr3" draw:text-style-name="P3" draw:layer="layout" draw:type="lines" svg:x1="5cm" svg:y1="3.75cm" svg:x2="6.5cm" svg:y2="19cm" draw:start-shape="id5" draw:start-glue-point="1" draw:end-shape="id6" draw:end-glue-point="3" svg:d="m5000 3750h501l498 15250h501">
          <text:p/>
        </draw:connector>
        <draw:rect draw:style-name="gr1" draw:text-style-name="P2" draw:layer="layout" svg:width="2.5cm" svg:height="0.5cm" svg:x="6.5cm" svg:y="5cm">
          <text:p text:style-name="P1"><text:span text:style-name="T1">Tag</text:span></text:p>
        </draw:rect>
        <draw:rect draw:style-name="gr1" draw:text-style-name="P2" draw:layer="layout" svg:width="1.25cm" svg:height="0.5cm" svg:x="7.75cm" svg:y="4.5cm">
          <text:p text:style-name="P1"><text:span text:style-name="T1">3</text:span></text:p>
        </draw:rect>
        <draw:rect draw:style-name="gr2" draw:text-style-name="P2" xml:id="id4" draw:id="id4" draw:layer="layout" svg:width="2.5cm" svg:height="0.5cm" svg:x="6.5cm" svg:y="5.5cm">
          <text:p/>
        </draw:rect>
        <draw:rect draw:style-name="gr2" draw:text-style-name="P2" draw:layer="layout" svg:width="1.25cm" svg:height="0.5cm" svg:x="6.5cm" svg:y="4.5cm">
          <text:p/>
        </draw:rect>
        <draw:rect draw:style-name="gr2" draw:text-style-name="P2" xml:id="id8" draw:id="id8" draw:layer="layout" svg:width="2.5cm" svg:height="0.5cm" svg:x="6.5cm" svg:y="6cm">
          <text:p/>
        </draw:rect>
        <draw:rect draw:style-name="gr2" draw:text-style-name="P2" xml:id="id14" draw:id="id14" draw:layer="layout" svg:width="2.5cm" svg:height="0.5cm" svg:x="6.5cm" svg:y="6.5cm">
          <text:p/>
        </draw:rect>
        <draw:rect draw:style-name="gr1" draw:text-style-name="P2" draw:layer="layout" svg:width="2.5cm" svg:height="0.5cm" svg:x="6.5cm" svg:y="18.25cm">
          <text:p text:style-name="P1"><text:span text:style-name="T1">Tag</text:span></text:p>
        </draw:rect>
        <draw:rect draw:style-name="gr1" draw:text-style-name="P2" draw:layer="layout" svg:width="1.25cm" svg:height="0.5cm" svg:x="7.75cm" svg:y="17.75cm">
          <text:p text:style-name="P1"><text:span text:style-name="T1">3</text:span></text:p>
        </draw:rect>
        <draw:rect draw:style-name="gr2" draw:text-style-name="P2" xml:id="id6" draw:id="id6" draw:layer="layout" svg:width="2.5cm" svg:height="0.5cm" svg:x="6.5cm" svg:y="18.75cm">
          <text:p/>
        </draw:rect>
        <draw:rect draw:style-name="gr2" draw:text-style-name="P2" draw:layer="layout" svg:width="1.25cm" svg:height="0.5cm" svg:x="6.5cm" svg:y="17.75cm">
          <text:p/>
        </draw:rect>
        <draw:rect draw:style-name="gr2" draw:text-style-name="P2" xml:id="id30" draw:id="id30" draw:layer="layout" svg:width="2.5cm" svg:height="0.5cm" svg:x="6.5cm" svg:y="19.25cm">
          <text:p/>
        </draw:rect>
        <draw:rect draw:style-name="gr2" draw:text-style-name="P2" xml:id="id31" draw:id="id31" draw:layer="layout" svg:width="2.5cm" svg:height="0.5cm" svg:x="6.5cm" svg:y="19.75cm">
          <text:p/>
        </draw:rect>
        <draw:rect draw:style-name="gr1" draw:text-style-name="P2" xml:id="id12" draw:id="id12" draw:layer="layout" svg:width="2.5cm" svg:height="0.5cm" svg:x="14.5cm" svg:y="5.75cm">
          <text:p text:style-name="P1"><text:span text:style-name="T1">Tag</text:span></text:p>
        </draw:rect>
        <draw:rect draw:style-name="gr1" draw:text-style-name="P2" draw:layer="layout" svg:width="1.25cm" svg:height="0.5cm" svg:x="15.75cm" svg:y="5.22cm">
          <text:p text:style-name="P1"><text:span text:style-name="T1">5</text:span></text:p>
        </draw:rect>
        <draw:rect draw:style-name="gr2" draw:text-style-name="P2" xml:id="id32" draw:id="id32" draw:layer="layout" svg:width="2.5cm" svg:height="0.5cm" svg:x="14.5cm" svg:y="6.25cm">
          <text:p/>
        </draw:rect>
        <draw:rect draw:style-name="gr2" draw:text-style-name="P2" draw:layer="layout" svg:width="1.25cm" svg:height="0.5cm" svg:x="14.5cm" svg:y="5.22cm">
          <text:p/>
        </draw:rect>
        <draw:rect draw:style-name="gr2" draw:text-style-name="P2" xml:id="id7" draw:id="id7" draw:layer="layout" svg:width="2.5cm" svg:height="0.5cm" svg:x="14.5cm" svg:y="6.75cm">
          <text:p/>
        </draw:rect>
        <draw:rect draw:style-name="gr2" draw:text-style-name="P2" draw:layer="layout" svg:width="2.5cm" svg:height="0.5cm" svg:x="14.5cm" svg:y="7.246cm">
          <text:p/>
        </draw:rect>
        <draw:connector draw:style-name="gr3" draw:text-style-name="P3" draw:layer="layout" draw:type="lines" svg:x1="9cm" svg:y1="5.75cm" svg:x2="14.5cm" svg:y2="7cm" draw:start-shape="id4" draw:start-glue-point="1" draw:end-shape="id7" svg:d="m9000 5750h501l4498 1250h501">
          <text:p/>
        </draw:connector>
        <draw:rect draw:style-name="gr2" draw:text-style-name="P2" draw:layer="layout" svg:width="2.5cm" svg:height="0.5cm" svg:x="14.5cm" svg:y="7.75cm">
          <text:p/>
        </draw:rect>
        <draw:frame draw:style-name="gr4" draw:text-style-name="P4" draw:layer="layout" svg:width="3.25cm" svg:height="0.806cm" svg:x="11.75cm" svg:y="1.694cm">
          <draw:text-box>
            <text:p><text:span text:style-name="T2">[[Object</text:span></text:p>
          </draw:text-box>
        </draw:frame>
        <draw:rect draw:style-name="gr1" draw:text-style-name="P2" draw:layer="layout" svg:width="2.5cm" svg:height="0.5cm" svg:x="12cm" svg:y="3cm">
          <text:p text:style-name="P3"><text:span text:style-name="T1">[[Object</text:span></text:p>
        </draw:rect>
        <draw:rect draw:style-name="gr2" draw:text-style-name="P2" xml:id="id24" draw:id="id24" draw:layer="layout" svg:width="2.5cm" svg:height="0.5cm" svg:x="12cm" svg:y="2.5cm">
          <text:p/>
        </draw:rect>
        <draw:frame draw:style-name="gr4" draw:text-style-name="P4" draw:layer="layout" svg:width="3.25cm" svg:height="0.806cm" svg:x="17.5cm" svg:y="3.5cm">
          <draw:text-box>
            <text:p><text:span text:style-name="T2">[Object</text:span></text:p>
          </draw:text-box>
        </draw:frame>
        <draw:rect draw:style-name="gr1" draw:text-style-name="P2" xml:id="id10" draw:id="id10" draw:layer="layout" svg:width="2.5cm" svg:height="0.5cm" svg:x="17.75cm" svg:y="5cm">
          <text:p text:style-name="P2">[Object</text:p>
        </draw:rect>
        <draw:rect draw:style-name="gr1" draw:text-style-name="P2" draw:layer="layout" svg:width="2.5cm" svg:height="0.5cm" svg:x="17.75cm" svg:y="5.5cm">
          <text:p text:style-name="P3"><text:span text:style-name="T1">Object</text:span></text:p>
        </draw:rect>
        <draw:rect draw:style-name="gr2" draw:text-style-name="P2" xml:id="id26" draw:id="id26" draw:layer="layout" svg:width="2.5cm" svg:height="0.5cm" svg:x="17.75cm" svg:y="4.5cm">
          <text:p/>
        </draw:rect>
        <draw:line draw:style-name="gr5" draw:text-style-name="P3" draw:layer="layout" svg:x1="9.25cm" svg:y1="5.25cm" svg:x2="9.25cm" svg:y2="18.5cm">
          <text:p/>
        </draw:line>
        <draw:line draw:style-name="gr5" draw:text-style-name="P3" draw:layer="layout" svg:x1="9cm" svg:y1="18.5cm" svg:x2="9.25cm" svg:y2="18.5cm">
          <text:p/>
        </draw:line>
        <draw:connector draw:style-name="gr3" draw:text-style-name="P3" draw:layer="layout" draw:type="lines" svg:x1="9cm" svg:y1="6.25cm" svg:x2="10.5cm" svg:y2="10.25cm" draw:start-shape="id8" draw:start-glue-point="1" draw:end-shape="id9" draw:end-glue-point="3" svg:d="m9000 6250h501l498 4000h501">
          <text:p/>
        </draw:connector>
        <draw:frame draw:style-name="gr4" draw:text-style-name="P4" draw:layer="layout" svg:width="2cm" svg:height="0.806cm" svg:x="24.25cm" svg:y="3.75cm">
          <draw:text-box>
            <text:p><text:span text:style-name="T2">Object</text:span></text:p>
          </draw:text-box>
        </draw:frame>
        <draw:rect draw:style-name="gr2" draw:text-style-name="P2" draw:layer="layout" svg:width="2.5cm" svg:height="0.5cm" svg:x="24cm" svg:y="5.5cm">
          <text:p/>
        </draw:rect>
        <draw:rect draw:style-name="gr1" draw:text-style-name="P2" draw:layer="layout" svg:width="2.5cm" svg:height="0.5cm" svg:x="24cm" svg:y="6cm">
          <text:p text:style-name="P3"><text:span text:style-name="T1">Object</text:span></text:p>
        </draw:rect>
        <draw:rect draw:style-name="gr1" draw:text-style-name="P2" xml:id="id11" draw:id="id11" draw:layer="layout" svg:width="2.5cm" svg:height="0.5cm" svg:x="24cm" svg:y="5cm">
          <text:p text:style-name="P3"><text:span text:style-name="T1">size</text:span></text:p>
        </draw:rect>
        <draw:line draw:style-name="gr5" draw:text-style-name="P3" draw:layer="layout" svg:x1="24cm" svg:y1="7cm" svg:x2="24cm" svg:y2="4.5cm">
          <text:p/>
        </draw:line>
        <draw:line draw:style-name="gr5" draw:text-style-name="P3" draw:layer="layout" svg:x1="26.5cm" svg:y1="7cm" svg:x2="26.5cm" svg:y2="4.5cm">
          <text:p/>
        </draw:line>
        <draw:connector draw:style-name="gr3" draw:text-style-name="P3" draw:layer="layout" draw:type="lines" svg:x1="20.25cm" svg:y1="5.25cm" svg:x2="24cm" svg:y2="5.25cm" draw:start-shape="id10" draw:start-glue-point="1" draw:end-shape="id11" draw:end-glue-point="3" svg:d="m20250 5250h501 2748 501">
          <text:p/>
        </draw:connector>
        <draw:rect draw:style-name="gr1" draw:text-style-name="P2" xml:id="id34" draw:id="id34" draw:layer="layout" svg:width="2.5cm" svg:height="0.5cm" svg:x="20.75cm" svg:y="11cm">
          <text:p text:style-name="P1"><text:span text:style-name="T1">Tag</text:span></text:p>
        </draw:rect>
        <draw:rect draw:style-name="gr6" draw:text-style-name="P2" draw:layer="layout" svg:width="2.5cm" svg:height="0.5cm" svg:x="20.75cm" svg:y="11.5cm">
          <text:p/>
        </draw:rect>
        <draw:rect draw:style-name="gr2" draw:text-style-name="P2" xml:id="id33" draw:id="id33" draw:layer="layout" svg:width="2.5cm" svg:height="0.5cm" svg:x="20.75cm" svg:y="11.5cm">
          <text:p/>
        </draw:rect>
        <draw:line draw:style-name="gr7" draw:text-style-name="P3" draw:layer="layout" svg:x1="15.75cm" svg:y1="14.75cm" svg:x2="15.75cm" svg:y2="16cm">
          <text:p/>
        </draw:line>
        <draw:line draw:style-name="gr7" draw:text-style-name="P3" draw:layer="layout" svg:x1="22cm" svg:y1="14.25cm" svg:x2="22cm" svg:y2="15.75cm">
          <text:p/>
        </draw:line>
        <draw:frame draw:style-name="gr4" draw:text-style-name="P4" draw:layer="layout" svg:width="2.75cm" svg:height="0.806cm" svg:x="25.5cm" svg:y="10.644cm">
          <draw:text-box>
            <text:p><text:span text:style-name="T2">ClassAA</text:span></text:p>
          </draw:text-box>
        </draw:frame>
        <draw:rect draw:style-name="gr2" draw:text-style-name="P2" draw:layer="layout" svg:width="2.5cm" svg:height="0.5cm" svg:x="25.5cm" svg:y="12.5cm">
          <text:p/>
        </draw:rect>
        <draw:rect draw:style-name="gr1" draw:text-style-name="P2" draw:layer="layout" svg:width="2.5cm" svg:height="0.5cm" svg:x="25.5cm" svg:y="13cm">
          <text:p text:style-name="P3"><text:span text:style-name="T1">Object</text:span></text:p>
        </draw:rect>
        <draw:rect draw:style-name="gr1" draw:text-style-name="P2" xml:id="id35" draw:id="id35" draw:layer="layout" svg:width="2.5cm" svg:height="0.5cm" svg:x="25.5cm" svg:y="12cm">
          <text:p text:style-name="P3"><text:span text:style-name="T1">size</text:span></text:p>
        </draw:rect>
        <draw:line draw:style-name="gr5" draw:text-style-name="P3" draw:layer="layout" svg:x1="25.5cm" svg:y1="15.25cm" svg:x2="25.5cm" svg:y2="11.7cm">
          <text:p/>
        </draw:line>
        <draw:line draw:style-name="gr5" draw:text-style-name="P3" draw:layer="layout" svg:x1="28cm" svg:y1="15.25cm" svg:x2="28cm" svg:y2="11.7cm">
          <text:p/>
        </draw:line>
        <draw:rect draw:style-name="gr1" draw:text-style-name="P2" draw:layer="layout" svg:width="2.5cm" svg:height="0.5cm" svg:x="25.5cm" svg:y="13.5cm">
          <text:p text:style-name="P3"><text:span text:style-name="T1">ClassA</text:span></text:p>
        </draw:rect>
        <draw:rect draw:style-name="gr1" draw:text-style-name="P2" draw:layer="layout" svg:width="2.5cm" svg:height="0.5cm" svg:x="25.5cm" svg:y="14cm">
          <text:p text:style-name="P3"><text:span text:style-name="T1">ClassAA</text:span></text:p>
        </draw:rect>
        <draw:connector draw:style-name="gr3" draw:text-style-name="P3" draw:layer="layout" draw:type="lines" svg:x1="17cm" svg:y1="6cm" svg:x2="23.25cm" svg:y2="8.806cm" draw:start-shape="id12" draw:start-glue-point="1" draw:end-shape="id13" draw:end-glue-point="3" svg:d="m17000 6000h501l5248 2806h501">
          <text:p/>
        </draw:connector>
        <draw:rect draw:style-name="gr1" draw:text-style-name="P2" xml:id="id25" draw:id="id25" draw:layer="layout" svg:width="2.5cm" svg:height="0.5cm" svg:x="10.5cm" svg:y="9.5cm">
          <text:p text:style-name="P1"><text:span text:style-name="T1">Tag</text:span></text:p>
        </draw:rect>
        <draw:rect draw:style-name="gr1" draw:text-style-name="P2" draw:layer="layout" svg:width="1.25cm" svg:height="0.5cm" svg:x="11.75cm" svg:y="9cm">
          <text:p text:style-name="P1"><text:span text:style-name="T1">4</text:span></text:p>
        </draw:rect>
        <draw:rect draw:style-name="gr2" draw:text-style-name="P2" xml:id="id9" draw:id="id9" draw:layer="layout" svg:width="2.5cm" svg:height="0.5cm" svg:x="10.5cm" svg:y="10cm">
          <text:p/>
        </draw:rect>
        <draw:rect draw:style-name="gr2" draw:text-style-name="P2" draw:layer="layout" svg:width="1.25cm" svg:height="0.5cm" svg:x="10.5cm" svg:y="9cm">
          <text:p/>
        </draw:rect>
        <draw:rect draw:style-name="gr2" draw:text-style-name="P2" draw:layer="layout" svg:width="2.5cm" svg:height="0.5cm" svg:x="10.5cm" svg:y="10.5cm">
          <text:p/>
        </draw:rect>
        <draw:rect draw:style-name="gr2" draw:text-style-name="P2" xml:id="id16" draw:id="id16" draw:layer="layout" svg:width="2.5cm" svg:height="0.5cm" svg:x="10.5cm" svg:y="11cm">
          <text:p/>
        </draw:rect>
        <draw:rect draw:style-name="gr2" draw:text-style-name="P2" draw:layer="layout" svg:width="2.5cm" svg:height="0.5cm" svg:x="10.5cm" svg:y="11.5cm">
          <text:p/>
        </draw:rect>
        <draw:rect draw:style-name="gr1" draw:text-style-name="P2" xml:id="id27" draw:id="id27" draw:layer="layout" svg:width="2.5cm" svg:height="0.5cm" svg:x="10.5cm" svg:y="13cm">
          <text:p text:style-name="P1"><text:span text:style-name="T1">Tag</text:span></text:p>
        </draw:rect>
        <draw:rect draw:style-name="gr1" draw:text-style-name="P2" draw:layer="layout" svg:width="1.25cm" svg:height="0.5cm" svg:x="11.75cm" svg:y="12.5cm">
          <text:p text:style-name="P1"><text:span text:style-name="T1">4</text:span></text:p>
        </draw:rect>
        <draw:rect draw:style-name="gr2" draw:text-style-name="P2" xml:id="id15" draw:id="id15" draw:layer="layout" svg:width="2.5cm" svg:height="0.5cm" svg:x="10.5cm" svg:y="13.5cm">
          <text:p/>
        </draw:rect>
        <draw:rect draw:style-name="gr2" draw:text-style-name="P2" draw:layer="layout" svg:width="1.25cm" svg:height="0.5cm" svg:x="10.5cm" svg:y="12.5cm">
          <text:p/>
        </draw:rect>
        <draw:rect draw:style-name="gr2" draw:text-style-name="P2" draw:layer="layout" svg:width="2.5cm" svg:height="0.5cm" svg:x="10.5cm" svg:y="14cm">
          <text:p/>
        </draw:rect>
        <draw:rect draw:style-name="gr2" draw:text-style-name="P2" draw:layer="layout" svg:width="2.5cm" svg:height="0.5cm" svg:x="10.5cm" svg:y="14.5cm">
          <text:p/>
        </draw:rect>
        <draw:rect draw:style-name="gr2" draw:text-style-name="P2" draw:layer="layout" svg:width="2.5cm" svg:height="0.5cm" svg:x="10.5cm" svg:y="15cm">
          <text:p/>
        </draw:rect>
        <draw:connector draw:style-name="gr3" draw:text-style-name="P3" draw:layer="layout" draw:type="lines" svg:x1="9cm" svg:y1="6.75cm" svg:x2="10.5cm" svg:y2="13.75cm" draw:start-shape="id14" draw:start-glue-point="1" draw:end-shape="id15" draw:end-glue-point="3" svg:d="m9000 6750h501l498 7000h501">
          <text:p/>
        </draw:connector>
        <draw:connector draw:style-name="gr3" draw:text-style-name="P3" draw:layer="layout" draw:type="lines" svg:x1="13cm" svg:y1="11.25cm" svg:x2="14.5cm" svg:y2="7cm" draw:start-shape="id16" draw:start-glue-point="1" draw:end-shape="id7" draw:end-glue-point="3" svg:d="m13000 11250h501l498-4250h501">
          <text:p/>
        </draw:connector>
        <draw:rect draw:style-name="gr1" draw:text-style-name="P2" xml:id="id20" draw:id="id20" draw:layer="layout" svg:width="2.5cm" svg:height="0.5cm" svg:x="14.5cm" svg:y="9.5cm">
          <text:p text:style-name="P1"><text:span text:style-name="T1">Tag</text:span></text:p>
        </draw:rect>
        <draw:rect draw:style-name="gr2" draw:text-style-name="P2" xml:id="id17" draw:id="id17" draw:layer="layout" svg:width="2.5cm" svg:height="0.5cm" svg:x="14.5cm" svg:y="10cm">
          <text:p/>
        </draw:rect>
        <draw:rect draw:style-name="gr2" draw:text-style-name="P2" draw:layer="layout" svg:width="2.5cm" svg:height="0.5cm" svg:x="14.5cm" svg:y="9cm">
          <text:p/>
        </draw:rect>
        <draw:connector draw:style-name="gr3" draw:text-style-name="P3" draw:layer="layout" draw:type="lines" svg:x1="13cm" svg:y1="10.25cm" svg:x2="14.5cm" svg:y2="10.25cm" draw:end-shape="id17" draw:end-glue-point="3" svg:d="m13000 10250v0h999 501">
          <text:p/>
        </draw:connector>
        <draw:rect draw:style-name="gr1" draw:text-style-name="P2" xml:id="id22" draw:id="id22" draw:layer="layout" svg:width="2.5cm" svg:height="0.5cm" svg:x="14.5cm" svg:y="11.5cm">
          <text:p text:style-name="P1"><text:span text:style-name="T1">Tag</text:span></text:p>
        </draw:rect>
        <draw:rect draw:style-name="gr2" draw:text-style-name="P2" xml:id="id18" draw:id="id18" draw:layer="layout" svg:width="2.5cm" svg:height="0.5cm" svg:x="14.5cm" svg:y="12cm">
          <text:p/>
        </draw:rect>
        <draw:rect draw:style-name="gr2" draw:text-style-name="P2" draw:layer="layout" svg:width="2.5cm" svg:height="0.5cm" svg:x="14.5cm" svg:y="11cm">
          <text:p/>
        </draw:rect>
        <draw:rect draw:style-name="gr1" draw:text-style-name="P2" xml:id="id23" draw:id="id23" draw:layer="layout" svg:width="2.5cm" svg:height="0.5cm" svg:x="14.5cm" svg:y="13.5cm">
          <text:p text:style-name="P1"><text:span text:style-name="T1">Tag</text:span></text:p>
        </draw:rect>
        <draw:rect draw:style-name="gr2" draw:text-style-name="P2" xml:id="id19" draw:id="id19" draw:layer="layout" svg:width="2.5cm" svg:height="0.5cm" svg:x="14.5cm" svg:y="14cm">
          <text:p/>
        </draw:rect>
        <draw:rect draw:style-name="gr2" draw:text-style-name="P2" draw:layer="layout" svg:width="2.5cm" svg:height="0.5cm" svg:x="14.5cm" svg:y="13cm">
          <text:p/>
        </draw:rect>
        <draw:connector draw:style-name="gr3" draw:text-style-name="P3" draw:layer="layout" draw:type="lines" svg:x1="13cm" svg:y1="10.75cm" svg:x2="14.5cm" svg:y2="12.25cm" draw:end-shape="id18" draw:end-glue-point="3" svg:d="m13000 10750v0l999 1500h501">
          <text:p/>
        </draw:connector>
        <draw:connector draw:style-name="gr3" draw:text-style-name="P3" draw:layer="layout" draw:type="lines" svg:x1="13cm" svg:y1="11.75cm" svg:x2="14.5cm" svg:y2="14.25cm" draw:end-shape="id19" draw:end-glue-point="3" svg:d="m13000 11750v0l999 2500h501">
          <text:p/>
        </draw:connector>
        <draw:connector draw:style-name="gr3" draw:text-style-name="P3" draw:layer="layout" draw:type="lines" svg:x1="17cm" svg:y1="9.75cm" svg:x2="24cm" svg:y2="5.25cm" draw:start-shape="id20" draw:start-glue-point="1" draw:end-shape="id11" draw:end-glue-point="3" svg:d="m17000 9750h501l5998-4500h501">
          <text:p/>
        </draw:connector>
        <draw:line draw:style-name="gr5" draw:text-style-name="P3" draw:layer="layout" svg:x1="9cm" svg:y1="18.5cm" svg:x2="9.25cm" svg:y2="18.5cm">
          <text:p/>
        </draw:line>
        <draw:rect draw:style-name="gr1" draw:text-style-name="P2" xml:id="id38" draw:id="id38" draw:layer="layout" svg:width="2.5cm" svg:height="0.5cm" svg:x="14.5cm" svg:y="17.5cm">
          <text:p text:style-name="P1"><text:span text:style-name="T1">Tag</text:span></text:p>
        </draw:rect>
        <draw:rect draw:style-name="gr1" draw:text-style-name="P2" draw:layer="layout" svg:width="1.25cm" svg:height="0.5cm" svg:x="15.75cm" svg:y="17cm">
          <text:p text:style-name="P1"><text:span text:style-name="T1">2</text:span></text:p>
        </draw:rect>
        <draw:rect draw:style-name="gr2" draw:text-style-name="P2" xml:id="id21" draw:id="id21" draw:layer="layout" svg:width="2.5cm" svg:height="0.5cm" svg:x="14.5cm" svg:y="18cm">
          <text:p/>
        </draw:rect>
        <draw:rect draw:style-name="gr2" draw:text-style-name="P2" draw:layer="layout" svg:width="1.25cm" svg:height="0.5cm" svg:x="14.5cm" svg:y="17cm">
          <text:p/>
        </draw:rect>
        <draw:rect draw:style-name="gr2" draw:text-style-name="P2" xml:id="id44" draw:id="id44" draw:layer="layout" svg:width="2.5cm" svg:height="0.5cm" svg:x="14.5cm" svg:y="18.5cm">
          <text:p/>
        </draw:rect>
        <draw:connector draw:style-name="gr3" draw:text-style-name="P3" draw:layer="layout" draw:type="lines" svg:x1="9cm" svg:y1="19cm" svg:x2="14.5cm" svg:y2="18.25cm" draw:start-shape="id6" draw:start-glue-point="1" draw:end-shape="id21" draw:end-glue-point="3" svg:d="m9000 19000h501l4498-750h501">
          <text:p/>
        </draw:connector>
        <draw:connector draw:style-name="gr3" draw:text-style-name="P3" draw:layer="layout" draw:type="lines" svg:x1="17cm" svg:y1="11.75cm" svg:x2="24cm" svg:y2="5.25cm" draw:start-shape="id22" draw:start-glue-point="1" draw:end-shape="id11" draw:end-glue-point="3" svg:d="m17000 11750h501l5998-6500h501">
          <text:p/>
        </draw:connector>
        <draw:connector draw:style-name="gr3" draw:text-style-name="P3" draw:layer="layout" draw:type="lines" svg:x1="17cm" svg:y1="13.75cm" svg:x2="24cm" svg:y2="5.25cm" draw:start-shape="id23" draw:start-glue-point="1" draw:end-shape="id11" draw:end-glue-point="3" svg:d="m17000 13750h501l5998-8500h501">
          <text:p/>
        </draw:connector>
        <draw:rect draw:style-name="gr1" draw:text-style-name="P2" draw:layer="layout" svg:width="2.5cm" svg:height="0.5cm" svg:x="8.25cm" svg:y="2.75cm">
          <text:p text:style-name="P2">[[Object</text:p>
        </draw:rect>
        <draw:rect draw:style-name="gr1" draw:text-style-name="P2" draw:layer="layout" svg:width="2.5cm" svg:height="0.5cm" svg:x="8.25cm" svg:y="3.25cm">
          <text:p text:style-name="P2">[Object</text:p>
        </draw:rect>
        <draw:rect draw:style-name="gr1" draw:text-style-name="P2" draw:layer="layout" svg:width="2.5cm" svg:height="0.5cm" svg:x="8.25cm" svg:y="3.75cm">
          <text:p text:style-name="P2">Object</text:p>
        </draw:rect>
        <draw:rect draw:style-name="gr1" draw:text-style-name="P6" draw:layer="layout" svg:width="0.75cm" svg:height="0.5cm" svg:x="3cm" svg:y="2cm">
          <text:p text:style-name="P5"><text:span text:style-name="T3">0x80</text:span></text:p>
        </draw:rect>
        <draw:rect draw:style-name="gr1" draw:text-style-name="P6" draw:layer="layout" svg:width="0.75cm" svg:height="0.5cm" svg:x="7cm" svg:y="4.5cm">
          <text:p text:style-name="P5"><text:span text:style-name="T3">0x80</text:span></text:p>
        </draw:rect>
        <draw:rect draw:style-name="gr1" draw:text-style-name="P6" draw:layer="layout" svg:width="0.75cm" svg:height="0.5cm" svg:x="7cm" svg:y="17.75cm">
          <text:p text:style-name="P5"><text:span text:style-name="T3">0x80</text:span></text:p>
        </draw:rect>
        <draw:rect draw:style-name="gr1" draw:text-style-name="P6" draw:layer="layout" svg:width="0.75cm" svg:height="0.5cm" svg:x="11cm" svg:y="9cm">
          <text:p text:style-name="P5"><text:span text:style-name="T3">0x80</text:span></text:p>
        </draw:rect>
        <draw:rect draw:style-name="gr1" draw:text-style-name="P6" draw:layer="layout" svg:width="0.75cm" svg:height="0.5cm" svg:x="11cm" svg:y="12.5cm">
          <text:p text:style-name="P5"><text:span text:style-name="T3">0x80</text:span></text:p>
        </draw:rect>
        <draw:rect draw:style-name="gr1" draw:text-style-name="P6" draw:layer="layout" svg:width="0.75cm" svg:height="0.5cm" svg:x="15cm" svg:y="17cm">
          <text:p text:style-name="P5"><text:span text:style-name="T3">0x80</text:span></text:p>
        </draw:rect>
        <draw:rect draw:style-name="gr1" draw:text-style-name="P2" draw:layer="layout" svg:width="2.5cm" svg:height="0.5cm" svg:x="12cm" svg:y="3.5cm">
          <text:p text:style-name="P3"><text:span text:style-name="T1">[Object</text:span></text:p>
        </draw:rect>
        <draw:rect draw:style-name="gr1" draw:text-style-name="P2" draw:layer="layout" svg:width="2.5cm" svg:height="0.5cm" svg:x="12cm" svg:y="4cm">
          <text:p text:style-name="P3"><text:span text:style-name="T1">Object</text:span></text:p>
        </draw:rect>
        <draw:connector draw:style-name="gr3" draw:text-style-name="P3" draw:layer="layout" draw:line-skew="1cm" svg:x1="9cm" svg:y1="5.25cm" svg:x2="12cm" svg:y2="2.75cm" draw:end-shape="id24" draw:end-glue-point="3" svg:d="m9000 5250h2250v-2500h750">
          <text:p/>
        </draw:connector>
        <draw:frame draw:style-name="gr4" draw:text-style-name="P4" draw:layer="layout" svg:width="3.25cm" svg:height="0.806cm" svg:x="23cm" svg:y="7.75cm">
          <draw:text-box>
            <text:p><text:span text:style-name="T2">[AA</text:span></text:p>
          </draw:text-box>
        </draw:frame>
        <draw:rect draw:style-name="gr1" draw:text-style-name="P2" draw:layer="layout" svg:width="2.5cm" svg:height="0.5cm" svg:x="23.25cm" svg:y="9.056cm">
          <text:p text:style-name="P3"><text:span text:style-name="T1">[AA</text:span></text:p>
        </draw:rect>
        <draw:rect draw:style-name="gr2" draw:text-style-name="P2" xml:id="id13" draw:id="id13" draw:layer="layout" svg:width="2.5cm" svg:height="0.5cm" svg:x="23.25cm" svg:y="8.556cm">
          <text:p/>
        </draw:rect>
        <draw:rect draw:style-name="gr1" draw:text-style-name="P2" draw:layer="layout" svg:width="2.5cm" svg:height="0.5cm" svg:x="23.25cm" svg:y="9.556cm">
          <text:p text:style-name="P3"><text:span text:style-name="T1">AA</text:span></text:p>
        </draw:rect>
        <draw:rect draw:style-name="gr1" draw:text-style-name="P6" draw:layer="layout" svg:width="0.75cm" svg:height="0.5cm" svg:x="15cm" svg:y="5.22cm">
          <text:p text:style-name="P5"><text:span text:style-name="T3">0x80</text:span></text:p>
        </draw:rect>
        <draw:connector draw:style-name="gr3" draw:text-style-name="P3" draw:layer="layout" draw:line-skew="-2.125cm" svg:x1="13cm" svg:y1="9.75cm" svg:x2="17.75cm" svg:y2="4.75cm" draw:start-shape="id25" draw:start-glue-point="1" draw:end-shape="id26" draw:end-glue-point="3" svg:d="m13000 9750h250v-5000h4500">
          <text:p/>
        </draw:connector>
        <draw:frame draw:style-name="gr4" draw:text-style-name="P4" draw:layer="layout" svg:width="3.25cm" svg:height="0.806cm" svg:x="25.25cm" svg:y="16.25cm">
          <draw:text-box>
            <text:p><text:span text:style-name="T2">[[S</text:span></text:p>
          </draw:text-box>
        </draw:frame>
        <draw:rect draw:style-name="gr1" draw:text-style-name="P2" draw:layer="layout" svg:width="2.5cm" svg:height="0.5cm" svg:x="25.5cm" svg:y="17.75cm">
          <text:p text:style-name="P2">[[S</text:p>
        </draw:rect>
        <draw:rect draw:style-name="gr2" draw:text-style-name="P2" xml:id="id39" draw:id="id39" draw:layer="layout" svg:width="2.5cm" svg:height="0.5cm" svg:x="25.5cm" svg:y="17.25cm">
          <text:p/>
        </draw:rect>
        <draw:rect draw:style-name="gr1" draw:text-style-name="P2" draw:layer="layout" svg:width="0.25cm" svg:height="0.5cm" svg:x="25.5cm" svg:y="17.25cm">
          <text:p text:style-name="P3"><text:span text:style-name="T1">1</text:span></text:p>
        </draw:rect>
        <draw:connector draw:style-name="gr5" draw:text-style-name="P3" draw:layer="layout" draw:line-skew="-0.251cm" svg:x1="13cm" svg:y1="13.25cm" svg:x2="13.256cm" svg:y2="9.407cm" draw:start-shape="id27" draw:start-glue-point="1" svg:d="m13000 13250h250v-3843h6">
          <text:p/>
        </draw:connector>
        <draw:connector draw:style-name="gr3" draw:text-style-name="P3" draw:layer="layout" draw:type="lines" svg:x1="13cm" svg:y1="13.75cm" svg:x2="14.859cm" svg:y2="15.421cm" draw:start-shape="id15" draw:start-glue-point="1" svg:d="m13000 13750h501l1358 1671v0">
          <text:p/>
        </draw:connector>
        <draw:rect draw:style-name="gr1" draw:text-style-name="P2" xml:id="id29" draw:id="id29" draw:layer="layout" svg:width="2.5cm" svg:height="0.5cm" svg:x="10.5cm" svg:y="20cm">
          <text:p text:style-name="P1"><text:span text:style-name="T1">Tag</text:span></text:p>
        </draw:rect>
        <draw:rect draw:style-name="gr1" draw:text-style-name="P2" draw:layer="layout" svg:width="1.25cm" svg:height="0.5cm" svg:x="11.75cm" svg:y="19.5cm">
          <text:p text:style-name="P1"><text:span text:style-name="T1">4</text:span></text:p>
        </draw:rect>
        <draw:rect draw:style-name="gr2" draw:text-style-name="P2" xml:id="id46" draw:id="id46" draw:layer="layout" svg:width="2.5cm" svg:height="0.5cm" svg:x="10.5cm" svg:y="20.5cm">
          <text:p/>
        </draw:rect>
        <draw:rect draw:style-name="gr2" draw:text-style-name="P2" draw:layer="layout" svg:width="1.25cm" svg:height="0.5cm" svg:x="10.5cm" svg:y="19.5cm">
          <text:p/>
        </draw:rect>
        <draw:rect draw:style-name="gr2" draw:text-style-name="P2" xml:id="id47" draw:id="id47" draw:layer="layout" svg:width="2.5cm" svg:height="0.5cm" svg:x="10.5cm" svg:y="21cm">
          <text:p/>
        </draw:rect>
        <draw:rect draw:style-name="gr2" draw:text-style-name="P2" draw:layer="layout" svg:width="2.5cm" svg:height="0.5cm" svg:x="10.5cm" svg:y="21.5cm">
          <text:p/>
        </draw:rect>
        <draw:rect draw:style-name="gr2" draw:text-style-name="P2" draw:layer="layout" svg:width="2.5cm" svg:height="0.5cm" svg:x="10.5cm" svg:y="22cm">
          <text:p/>
        </draw:rect>
        <draw:rect draw:style-name="gr1" draw:text-style-name="P2" xml:id="id28" draw:id="id28" draw:layer="layout" svg:width="2.5cm" svg:height="0.5cm" svg:x="10.5cm" svg:y="23.5cm">
          <text:p text:style-name="P1"><text:span text:style-name="T1">Tag</text:span></text:p>
        </draw:rect>
        <draw:rect draw:style-name="gr1" draw:text-style-name="P2" draw:layer="layout" svg:width="1.25cm" svg:height="0.5cm" svg:x="11.75cm" svg:y="23cm">
          <text:p text:style-name="P1"><text:span text:style-name="T1">4</text:span></text:p>
        </draw:rect>
        <draw:rect draw:style-name="gr2" draw:text-style-name="P2" draw:layer="layout" svg:width="2.5cm" svg:height="0.5cm" svg:x="10.5cm" svg:y="24cm">
          <text:p/>
        </draw:rect>
        <draw:rect draw:style-name="gr2" draw:text-style-name="P2" draw:layer="layout" svg:width="1.25cm" svg:height="0.5cm" svg:x="10.5cm" svg:y="23cm">
          <text:p/>
        </draw:rect>
        <draw:rect draw:style-name="gr2" draw:text-style-name="P2" draw:layer="layout" svg:width="2.5cm" svg:height="0.5cm" svg:x="10.5cm" svg:y="24.5cm">
          <text:p/>
        </draw:rect>
        <draw:rect draw:style-name="gr2" draw:text-style-name="P2" draw:layer="layout" svg:width="2.5cm" svg:height="0.5cm" svg:x="10.5cm" svg:y="25cm">
          <text:p/>
        </draw:rect>
        <draw:rect draw:style-name="gr2" draw:text-style-name="P2" draw:layer="layout" svg:width="2.5cm" svg:height="0.5cm" svg:x="10.5cm" svg:y="25.5cm">
          <text:p/>
        </draw:rect>
        <draw:rect draw:style-name="gr1" draw:text-style-name="P6" draw:layer="layout" svg:width="0.75cm" svg:height="0.5cm" svg:x="11cm" svg:y="19.5cm">
          <text:p text:style-name="P5"><text:span text:style-name="T3">0x80</text:span></text:p>
        </draw:rect>
        <draw:rect draw:style-name="gr1" draw:text-style-name="P6" draw:layer="layout" svg:width="0.75cm" svg:height="0.5cm" svg:x="11cm" svg:y="23cm">
          <text:p text:style-name="P5"><text:span text:style-name="T3">0x80</text:span></text:p>
        </draw:rect>
        <draw:connector draw:style-name="gr5" draw:text-style-name="P3" draw:layer="layout" draw:line-skew="-0.251cm" svg:x1="13cm" svg:y1="23.75cm" svg:x2="13.256cm" svg:y2="13.015cm" draw:start-shape="id28" draw:start-glue-point="1" svg:d="m13000 23750h250v-10735h6">
          <text:p/>
        </draw:connector>
        <draw:connector draw:style-name="gr5" draw:text-style-name="P3" draw:layer="layout" draw:line-skew="-0.251cm" svg:x1="13cm" svg:y1="20.25cm" svg:x2="13.256cm" svg:y2="19.908cm" draw:start-shape="id29" draw:start-glue-point="1" svg:d="m13000 20250h250v-342h6">
          <text:p/>
        </draw:connector>
        <draw:connector draw:style-name="gr3" draw:text-style-name="P3" draw:layer="layout" draw:type="lines" svg:x1="9cm" svg:y1="19.5cm" svg:x2="10.5cm" svg:y2="20.25cm" draw:start-shape="id30" draw:start-glue-point="1" draw:end-shape="id29" draw:end-glue-point="3" svg:d="m9000 19500h501l498 750h501">
          <text:p/>
        </draw:connector>
        <draw:connector draw:style-name="gr3" draw:text-style-name="P3" draw:layer="layout" draw:type="lines" svg:x1="9cm" svg:y1="20cm" svg:x2="10.5cm" svg:y2="23.75cm" draw:start-shape="id31" draw:start-glue-point="1" draw:end-shape="id28" draw:end-glue-point="3" svg:d="m9000 20000h501l498 3750h501">
          <text:p/>
        </draw:connector>
        <draw:rect draw:style-name="gr2" draw:text-style-name="P2" draw:layer="layout" svg:width="2.5cm" svg:height="0.5cm" svg:x="14.5cm" svg:y="8.25cm">
          <text:p/>
        </draw:rect>
        <draw:rect draw:style-name="gr2" draw:text-style-name="P2" draw:layer="layout" svg:width="2.5cm" svg:height="0.5cm" svg:x="20.75cm" svg:y="10.5cm">
          <text:p/>
        </draw:rect>
        <draw:connector draw:style-name="gr3" draw:text-style-name="P3" draw:layer="layout" draw:type="lines" svg:x1="17cm" svg:y1="6.5cm" svg:x2="20.75cm" svg:y2="11.75cm" draw:start-shape="id32" draw:start-glue-point="1" draw:end-shape="id33" draw:end-glue-point="3" svg:d="m17000 6500h501l2748 5250h501">
          <text:p/>
        </draw:connector>
        <draw:connector draw:style-name="gr3" draw:text-style-name="P3" draw:layer="layout" draw:type="lines" svg:x1="23.25cm" svg:y1="11.25cm" svg:x2="25.5cm" svg:y2="12.25cm" draw:start-shape="id34" draw:start-glue-point="1" draw:end-shape="id35" svg:d="m23250 11250h501l1248 1000h501">
          <text:p/>
        </draw:connector>
        <draw:rect draw:style-name="gr1" draw:text-style-name="P2" xml:id="id37" draw:id="id37" draw:layer="layout" svg:width="2.5cm" svg:height="0.5cm" svg:x="20.75cm" svg:y="13cm">
          <text:p text:style-name="P1"><text:span text:style-name="T1">Tag</text:span></text:p>
        </draw:rect>
        <draw:rect draw:style-name="gr6" draw:text-style-name="P2" draw:layer="layout" svg:width="2.5cm" svg:height="0.5cm" svg:x="20.75cm" svg:y="13.5cm">
          <text:p/>
        </draw:rect>
        <draw:rect draw:style-name="gr2" draw:text-style-name="P2" xml:id="id36" draw:id="id36" draw:layer="layout" svg:width="2.5cm" svg:height="0.5cm" svg:x="20.75cm" svg:y="13.5cm">
          <text:p/>
        </draw:rect>
        <draw:rect draw:style-name="gr2" draw:text-style-name="P2" draw:layer="layout" svg:width="2.5cm" svg:height="0.5cm" svg:x="20.75cm" svg:y="12.5cm">
          <text:p/>
        </draw:rect>
        <draw:connector draw:style-name="gr3" draw:text-style-name="P3" draw:layer="layout" draw:type="lines" svg:x1="17cm" svg:y1="7cm" svg:x2="20.75cm" svg:y2="13.75cm" draw:start-shape="id7" draw:start-glue-point="1" draw:end-shape="id36" draw:end-glue-point="3" svg:d="m17000 7000h501l2748 6750h501">
          <text:p/>
        </draw:connector>
        <draw:connector draw:style-name="gr3" draw:text-style-name="P3" draw:layer="layout" draw:type="lines" svg:x1="23.25cm" svg:y1="13.25cm" svg:x2="25.5cm" svg:y2="12.25cm" draw:start-shape="id37" draw:start-glue-point="1" draw:end-shape="id35" svg:d="m23250 13250h501l1248-1000h501">
          <text:p/>
        </draw:connector>
        <draw:rect draw:style-name="gr1" draw:text-style-name="P2" draw:layer="layout" svg:width="2.5cm" svg:height="0.5cm" svg:x="25.5cm" svg:y="18.25cm">
          <text:p text:style-name="P2">[S</text:p>
        </draw:rect>
        <draw:rect draw:style-name="gr1" draw:text-style-name="P2" draw:layer="layout" svg:width="2.5cm" svg:height="0.5cm" svg:x="25.5cm" svg:y="18.75cm">
          <text:p text:style-name="P2">0</text:p>
        </draw:rect>
        <draw:connector draw:style-name="gr3" draw:text-style-name="P3" draw:layer="layout" draw:type="lines" svg:x1="17cm" svg:y1="17.75cm" svg:x2="25.5cm" svg:y2="17.5cm" draw:start-shape="id38" draw:start-glue-point="1" draw:end-shape="id39" svg:d="m17000 17750h501l7498-250h501">
          <text:p/>
        </draw:connector>
        <draw:rect draw:style-name="gr1" draw:text-style-name="P2" xml:id="id40" draw:id="id40" draw:layer="layout" svg:width="2.5cm" svg:height="0.5cm" svg:x="18.7cm" svg:y="18.5cm">
          <text:p text:style-name="P1"><text:span text:style-name="T1">Tag</text:span></text:p>
        </draw:rect>
        <draw:rect draw:style-name="gr1" draw:text-style-name="P2" draw:layer="layout" svg:width="1.25cm" svg:height="0.5cm" svg:x="19.95cm" svg:y="18cm">
          <text:p text:style-name="P1"><text:span text:style-name="T1">3</text:span></text:p>
        </draw:rect>
        <draw:rect draw:style-name="gr2" draw:text-style-name="P2" xml:id="id43" draw:id="id43" draw:layer="layout" svg:width="2.5cm" svg:height="0.5cm" svg:x="18.7cm" svg:y="19cm">
          <text:p/>
        </draw:rect>
        <draw:rect draw:style-name="gr2" draw:text-style-name="P2" draw:layer="layout" svg:width="1.25cm" svg:height="0.5cm" svg:x="18.7cm" svg:y="18cm">
          <text:p/>
        </draw:rect>
        <draw:rect draw:style-name="gr2" draw:text-style-name="P2" draw:layer="layout" svg:width="2.5cm" svg:height="0.5cm" svg:x="18.7cm" svg:y="19.5cm">
          <text:p/>
        </draw:rect>
        <draw:rect draw:style-name="gr1" draw:text-style-name="P6" draw:layer="layout" svg:width="0.75cm" svg:height="0.5cm" svg:x="19.2cm" svg:y="18cm">
          <text:p text:style-name="P5"><text:span text:style-name="T3">0x80</text:span></text:p>
        </draw:rect>
        <draw:rect draw:style-name="gr2" draw:text-style-name="P2" draw:layer="layout" svg:width="2.5cm" svg:height="0.5cm" svg:x="18.7cm" svg:y="20cm">
          <text:p/>
        </draw:rect>
        <draw:rect draw:style-name="gr1" draw:text-style-name="P2" xml:id="id42" draw:id="id42" draw:layer="layout" svg:width="2.5cm" svg:height="0.5cm" svg:x="18.7cm" svg:y="21.2cm">
          <text:p text:style-name="P1"><text:span text:style-name="T1">Tag</text:span></text:p>
        </draw:rect>
        <draw:rect draw:style-name="gr1" draw:text-style-name="P2" draw:layer="layout" svg:width="1.25cm" svg:height="0.5cm" svg:x="19.95cm" svg:y="20.7cm">
          <text:p text:style-name="P1"><text:span text:style-name="T1">3</text:span></text:p>
        </draw:rect>
        <draw:rect draw:style-name="gr2" draw:text-style-name="P2" xml:id="id45" draw:id="id45" draw:layer="layout" svg:width="2.5cm" svg:height="0.5cm" svg:x="18.7cm" svg:y="21.7cm">
          <text:p/>
        </draw:rect>
        <draw:rect draw:style-name="gr2" draw:text-style-name="P2" draw:layer="layout" svg:width="1.25cm" svg:height="0.5cm" svg:x="18.7cm" svg:y="20.7cm">
          <text:p/>
        </draw:rect>
        <draw:rect draw:style-name="gr2" draw:text-style-name="P2" draw:layer="layout" svg:width="2.5cm" svg:height="0.5cm" svg:x="18.7cm" svg:y="22.2cm">
          <text:p/>
        </draw:rect>
        <draw:rect draw:style-name="gr1" draw:text-style-name="P6" draw:layer="layout" svg:width="0.75cm" svg:height="0.5cm" svg:x="19.2cm" svg:y="20.7cm">
          <text:p text:style-name="P5"><text:span text:style-name="T3">0x80</text:span></text:p>
        </draw:rect>
        <draw:rect draw:style-name="gr2" draw:text-style-name="P2" draw:layer="layout" svg:width="2.5cm" svg:height="0.5cm" svg:x="18.7cm" svg:y="22.7cm">
          <text:p/>
        </draw:rect>
        <draw:frame draw:style-name="gr4" draw:text-style-name="P4" draw:layer="layout" svg:width="3.25cm" svg:height="0.806cm" svg:x="25.25cm" svg:y="19.55cm">
          <draw:text-box>
            <text:p><text:span text:style-name="T2">[S</text:span></text:p>
          </draw:text-box>
        </draw:frame>
        <draw:rect draw:style-name="gr1" draw:text-style-name="P2" draw:layer="layout" svg:width="2.5cm" svg:height="0.5cm" svg:x="25.5cm" svg:y="21.05cm">
          <text:p text:style-name="P2">[S</text:p>
        </draw:rect>
        <draw:rect draw:style-name="gr2" draw:text-style-name="P2" xml:id="id41" draw:id="id41" draw:layer="layout" svg:width="2.5cm" svg:height="0.5cm" svg:x="25.5cm" svg:y="20.55cm">
          <text:p/>
        </draw:rect>
        <draw:rect draw:style-name="gr1" draw:text-style-name="P2" draw:layer="layout" svg:width="0.25cm" svg:height="0.5cm" svg:x="25.5cm" svg:y="20.55cm">
          <text:p text:style-name="P3"><text:span text:style-name="T1">1</text:span></text:p>
        </draw:rect>
        <draw:rect draw:style-name="gr1" draw:text-style-name="P2" draw:layer="layout" svg:width="2.5cm" svg:height="0.5cm" svg:x="25.5cm" svg:y="21.55cm">
          <text:p text:style-name="P2">0</text:p>
        </draw:rect>
        <draw:connector draw:style-name="gr3" draw:text-style-name="P3" draw:layer="layout" draw:type="lines" svg:x1="21.2cm" svg:y1="18.75cm" svg:x2="25.5cm" svg:y2="20.8cm" draw:start-shape="id40" draw:start-glue-point="1" draw:end-shape="id41" svg:d="m21200 18750h501l3298 2050h501">
          <text:p/>
        </draw:connector>
        <draw:connector draw:style-name="gr3" draw:text-style-name="P3" draw:layer="layout" draw:type="lines" svg:x1="21.2cm" svg:y1="21.45cm" svg:x2="25.5cm" svg:y2="20.8cm" draw:start-shape="id42" draw:start-glue-point="1" draw:end-shape="id41" svg:d="m21200 21450h501l3298-650h501">
          <text:p/>
        </draw:connector>
        <draw:connector draw:style-name="gr3" draw:text-style-name="P3" draw:layer="layout" draw:type="lines" svg:x1="17cm" svg:y1="18.25cm" svg:x2="18.7cm" svg:y2="19.25cm" draw:start-shape="id21" draw:start-glue-point="1" draw:end-shape="id43" draw:end-glue-point="3" svg:d="m17000 18250h501l698 1000h501">
          <text:p/>
        </draw:connector>
        <draw:connector draw:style-name="gr3" draw:text-style-name="P3" draw:layer="layout" draw:type="lines" svg:x1="17cm" svg:y1="18.75cm" svg:x2="18.7cm" svg:y2="21.95cm" draw:start-shape="id44" draw:start-glue-point="1" draw:end-shape="id45" draw:end-glue-point="3" svg:d="m17000 18750h501l698 3200h501">
          <text:p/>
        </draw:connector>
        <draw:connector draw:style-name="gr3" draw:text-style-name="P3" draw:layer="layout" draw:type="lines" svg:x1="13cm" svg:y1="20.75cm" svg:x2="14.5cm" svg:y2="18.25cm" draw:start-shape="id46" draw:start-glue-point="1" draw:end-shape="id21" svg:d="m13000 20750h501l498-2500h501">
          <text:p/>
        </draw:connector>
        <draw:rect draw:style-name="gr1" draw:text-style-name="P2" draw:layer="layout" svg:width="2.5cm" svg:height="0.5cm" svg:x="14.5cm" svg:y="20.5cm">
          <text:p text:style-name="P1"><text:span text:style-name="T1">Tag</text:span></text:p>
        </draw:rect>
        <draw:rect draw:style-name="gr2" draw:text-style-name="P2" xml:id="id48" draw:id="id48" draw:layer="layout" svg:width="2.5cm" svg:height="0.5cm" svg:x="14.5cm" svg:y="21cm">
          <text:p/>
        </draw:rect>
        <draw:rect draw:style-name="gr2" draw:text-style-name="P2" draw:layer="layout" svg:width="2.5cm" svg:height="0.5cm" svg:x="14.5cm" svg:y="20cm">
          <text:p/>
        </draw:rect>
        <draw:rect draw:style-name="gr1" draw:text-style-name="P2" draw:layer="layout" svg:width="2.5cm" svg:height="0.5cm" svg:x="14.5cm" svg:y="22.5cm">
          <text:p text:style-name="P1"><text:span text:style-name="T1">Tag</text:span></text:p>
        </draw:rect>
        <draw:rect draw:style-name="gr2" draw:text-style-name="P2" xml:id="id49" draw:id="id49" draw:layer="layout" svg:width="2.5cm" svg:height="0.5cm" svg:x="14.5cm" svg:y="23cm">
          <text:p/>
        </draw:rect>
        <draw:rect draw:style-name="gr2" draw:text-style-name="P2" draw:layer="layout" svg:width="2.5cm" svg:height="0.5cm" svg:x="14.5cm" svg:y="22cm">
          <text:p/>
        </draw:rect>
        <draw:connector draw:style-name="gr3" draw:text-style-name="P3" draw:layer="layout" draw:type="lines" svg:x1="13cm" svg:y1="21.25cm" svg:x2="14.5cm" svg:y2="21.25cm" draw:start-shape="id47" draw:start-glue-point="1" draw:end-shape="id48" draw:end-glue-point="3" svg:d="m13000 21250h501 498 501">
          <text:p/>
        </draw:connector>
        <draw:connector draw:style-name="gr3" draw:text-style-name="P3" draw:layer="layout" draw:type="lines" svg:x1="13cm" svg:y1="21.75cm" svg:x2="14.5cm" svg:y2="23.25cm" draw:end-shape="id49" draw:end-glue-point="3" svg:d="m13000 21750v0l999 1500h501">
          <text:p/>
        </draw:connector>
        <draw:line draw:style-name="gr7" draw:text-style-name="P3" draw:layer="layout" svg:x1="15.75cm" svg:y1="24cm" svg:x2="15.75cm" svg:y2="2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2$Win32 OpenOffice.org_project/330m20$Build-9567</meta:generator>
    <meta:initial-creator>Urs Graf</meta:initial-creator>
    <meta:creation-date>2010-04-12T08:44:15</meta:creation-date>
    <dc:creator>Urs Graf</dc:creator>
    <dc:date>2012-02-09T19:59:38.54</dc:date>
    <meta:printed-by>Urs Graf</meta:printed-by>
    <meta:print-date>2010-04-12T09:03:01</meta:print-date>
    <meta:editing-cycles>19</meta:editing-cycles>
    <meta:editing-duration>PT10H50M12S</meta:editing-duration>
    <meta:document-statistic meta:object-count="192"/>
    <meta:user-defined meta:name="Info 1"/>
    <meta:user-defined meta:name="Info 2"/>
    <meta:user-defined meta:name="Info 3"/>
    <meta:user-defined meta:name="Info 4"/>
  </office:meta>
</office:document-meta>
</file>